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2"/>
    <style:style style:name="P3" style:family="paragraph" style:parent-style-name="Standard" style:list-style-name="L3"/>
    <style:style style:name="T1" style:family="text">
      <style:text-properties style:text-position="super 58%"/>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fo:font-style="normal" fo:font-weight="bold" style:font-style-asian="normal" style:font-weight-asian="bold" style:font-style-complex="normal" style:font-weight-complex="bol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Attributes of characters</text:h>
      <text:p text:style-name="Standard"/>
      <text:p text:style-name="Standard">Fixed attributes (defined at the beginning of game):</text:p>
      <text:list xml:id="list34136839" text:style-name="L1">
        <text:list-item>
          <text:p text:style-name="P1">Name – Stored in a variable to be referenced along the game.</text:p>
        </text:list-item>
        <text:list-item>
          <text:p text:style-name="P1">Race [Human | Elf | Orc]<text:span text:style-name="T1">1</text:span> – Give bonuses to specific attributes.</text:p>
        </text:list-item>
        <text:list-item>
          <text:p text:style-name="P1">Class [Fighter | Archer | Mage]<text:span text:style-name="T1">1</text:span> – Give bonuses to specific attributes.</text:p>
        </text:list-item>
      </text:list>
      <text:p text:style-name="Standard"/>
      <text:p text:style-name="Standard">Variable primary attributes:</text:p>
      <text:list xml:id="list34368717" text:style-name="L2">
        <text:list-item>
          <text:p text:style-name="P2">Strength – Main attribute of Fighters. Rules the Attack.</text:p>
        </text:list-item>
        <text:list-item>
          <text:p text:style-name="P2">Magic – Main attribute of Mages. Rules the Mana.</text:p>
        </text:list-item>
        <text:list-item>
          <text:p text:style-name="P2">Dexterity – Main attributes of Archers. Rules the interval between two attacks.</text:p>
        </text:list-item>
        <text:list-item>
          <text:p text:style-name="P2">Endurance – General attribute. Rules the Health.</text:p>
        </text:list-item>
      </text:list>
      <text:p text:style-name="Standard"/>
      <text:p text:style-name="Standard">Variable secondary attributes:</text:p>
      <text:list xml:id="list34385452" text:style-name="L3">
        <text:list-item>
          <text:p text:style-name="P3">Health – Life points of character. Ruled by Endurance.</text:p>
        </text:list-item>
        <text:list-item>
          <text:p text:style-name="P3">Mana – Magic points of character. Ruled by Magic.</text:p>
        </text:list-item>
        <text:list-item>
          <text:p text:style-name="P3">Attack [min – max] – Damage caused by character. Ruled by Strength and weapons.</text:p>
        </text:list-item>
        <text:list-item>
          <text:p text:style-name="P3">Defense – Subtracted from a received attack to be deducted from Health. Ruled by defense equipments: Helm, Shield, Body and Boots.</text:p>
        </text:list-item>
        <text:list-item>
          <text:p text:style-name="P3">Experience – Points earned after every success battle or completed quest. Can be decreased after a failed battle until it reaches the lowest value for the current Character Level. Experience earned from every enemy is fixed, but the amount needed to Level Up increases as high is the current Level.</text:p>
        </text:list-item>
        <text:list-item>
          <text:p text:style-name="P3">Character Level – Ruled by Experience Points only. When the character EP exceeds a defined value (for each level), it gets one more Level. This defined value is the minimal that the character can have after reaching the Level, even after losing many battles.</text:p>
        </text:list-item>
        <text:list-item>
          <text:p text:style-name="P3">Money – currency for buying and selling items along the game. Can also be found in chests and received after quests.</text:p>
        </text:list-item>
      </text:list>
      <text:p text:style-name="Standard"/>
      <text:p text:style-name="Standard"><text:span text:style-name="T1">1</text:span> Race and Class can add points to both primary and secondary attributes.</text:p>
      <text:p text:style-name="Standard"/>
      <text:h text:style-name="Heading_20_1" text:outline-level="1">Spells</text:h>
      <text:p text:style-name="Standard"/>
      <text:p text:style-name="Standard">There are four different magic elements in the game: Fire, Water, Air, Earth. Every element has a set of N&lt;15 different attack and defense spells (Fighters and Archers can learn only part of all spells). Default Level for each spell is 0 (not learned) and can be increased from 1 to 15. Every spell requires a minimum Character Level.</text:p>
      <text:p text:style-name="Standard">Every Spell has a counter to define its usage. The Spell Level depends on this counter and is fixed. Alike the Character Level, the amount needed to Level Up increases as high is the current Level.</text:p>
      <text:p text:style-name="Standard">Higher levels of an specific Spell are stronger, but the Mana burnt to cast it is fixed.</text:p>
      <text:p text:style-name="Standard">The Spell damage depends on Spell Level and Staff Multiplier, but not on the Magic.</text:p>
      <text:p text:style-name="Standard">Some creatures are immune or weak to specific spells.</text:p>
      <text:p text:style-name="Standard">Immunity means that the attack is multiplied by a factor between 0 and 1. Weakness has a factor between 1 to 8.</text:p>
      <text:p text:style-name="Standard"><text:soft-page-break/>Spells are learned from specific items and Spell Shops.</text:p>
      <text:p text:style-name="Standard"/>
      <text:h text:style-name="Heading_20_1" text:outline-level="1">Items</text:h>
      <text:p text:style-name="Standard"/>
      <text:p text:style-name="Standard">There are 3 different categories of Items: Weapons, Shields and Miscellaneous.</text:p>
      <text:p text:style-name="Standard"><text:span text:style-name="T2">Weapons</text:span>: Affects the Attack attributes only. All weapons have minimum and maximum attack attribute. Attack damage is given by a random value within this range.</text:p>
      <text:p text:style-name="Standard">There are 3 different types of weapons: Sword, Bow and Staff.</text:p>
      <text:p text:style-name="Standard">Swords and Bows have higher attack attributes than Staff, which has a magic multiplier instead. This multiplier only applies to Mages. However, any class can use any weapon.</text:p>
      <text:p text:style-name="Standard">Only swords can be used with a shield.</text:p>
      <text:p text:style-name="Standard"/>
      <text:p text:style-name="Standard"/>
      <text:p text:style-name="Standard"><text:span text:style-name="T5">Shields</text:span>: Despite of the name, this category represents any kind of defensive part: helm, body, boots and shield. The Character's Defense Attribute is given by the sum of the Defense Attribute of each equipped part.</text:p>
      <text:p text:style-name="Standard"/>
      <text:p text:style-name="Standard"/>
      <text:p text:style-name="Standard">Miscellaneous: Other kind of item to be mostly used to sell.</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Rafael Rezende</meta:initial-creator>
    <meta:creation-date>2011-09-29T14:00:39.99</meta:creation-date>
    <dc:date>2011-09-29T19:44:03.20</dc:date>
    <dc:creator>Rafael Rezende</dc:creator>
    <meta:editing-duration>PT05H28M06S</meta:editing-duration>
    <meta:editing-cycles>12</meta:editing-cycles>
    <meta:generator>OpenOffice.org/3.2$Win32 OpenOffice.org_project/320m18$Build-9502</meta:generator>
    <meta:document-statistic meta:table-count="0" meta:image-count="0" meta:object-count="0" meta:page-count="2" meta:paragraph-count="35" meta:word-count="577" meta:character-count="3340"/>
  </office:meta>
</office:document-meta>
</file>